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abd63" officeooo:paragraph-rsid="002abd63"/>
    </style:style>
    <style:style style:name="P2" style:family="paragraph" style:parent-style-name="Standard">
      <style:text-properties officeooo:rsid="002c6746" officeooo:paragraph-rsid="002c6746"/>
    </style:style>
    <style:style style:name="T1" style:family="text">
      <style:text-properties officeooo:rsid="002c674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sole I/O</text:p>
      <text:p text:style-name="P1"/>
      <text:p text:style-name="P1">Welcome back, in this video we will look at reading input from the user on the console. </text:p>
      <text:p text:style-name="P1"/>
      <text:p text:style-name="P1">Std::cin will read in formatted input from the user, in that will expect the data it reads to be in a text representation of the datatype your reading into. So if you read an int off the console, it expects to see numbers that could make up an integer, and nothing else. If it does not see this, then it sets an error flag. That error flag causes all other reads after it to be no-op, and do nothing. You must clear this state and try to read again. <text:span text:style-name="T1">Lets take a look at an examples</text:span></text:p>
      <text:p text:style-name="P1"/>
      <text:p text:style-name="P2">&lt;input.cpp&gt;</text:p>
      <text:p text:style-name="P2"/>
      <text:p text:style-name="P2">in the next video, we will be covering file 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13:25:53.726483059</meta:creation-date>
    <dc:date>2019-04-07T21:07:31.015315648</dc:date>
    <meta:editing-duration>PT2H14M28S</meta:editing-duration>
    <meta:editing-cycles>17</meta:editing-cycles>
    <meta:generator>LibreOffice/6.0.7.3$Linux_X86_64 LibreOffice_project/00m0$Build-3</meta:generator>
    <meta:document-statistic meta:table-count="0" meta:image-count="0" meta:object-count="0" meta:page-count="1" meta:paragraph-count="5" meta:word-count="126" meta:character-count="638" meta:non-whitespace-character-count="516"/>
  </office:meta>
</office:document-meta>
</file>